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BZCHN</text:p>
          </table:table-cell>
          <table:table-cell table:style-name="ce3" office:value-type="string" calcext:value-type="string">
            <text:p>Typ</text:p>
          </table:table-cell>
          <table:table-cell table:style-name="ce1" office:value-type="string" calcext:value-type="string">
            <text:p>Anmerk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table:number-columns-repeated="1005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K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2"/>
          <table:table-cell office:value-type="string" calcext:value-type="string">
            <text:p>rau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Holzabdruck?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Bzchn. mit Kreis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innen GF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rz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chbod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Holzmaserung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zchn.?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82" calcext:value-type="float">
            <text:p>123048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F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kreisförmiges Bodenzeiche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F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5" calcext:value-type="float">
            <text:p>12304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2"/>
          <table:table-cell office:value-type="string" calcext:value-type="string">
            <text:p>Ansatz Bodenzeichen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rk errodier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rauh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überfeuer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.00.0000</text:date>, <text:time style:data-style-name="N2" text:time-value="15:13:51.9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53:55.606000000</meta:creation-date>
    <dc:date>2018-11-17T17:24:50.297000000</dc:date>
    <meta:editing-duration>PT3H29M9S</meta:editing-duration>
    <meta:editing-cycles>31</meta:editing-cycles>
    <meta:generator>LibreOffice/5.1.6.2$Windows_x86 LibreOffice_project/07ac168c60a517dba0f0d7bc7540f5afa45f0909</meta:generator>
    <meta:document-statistic meta:table-count="1" meta:cell-count="499" meta:object-count="0"/>
  </office:meta>
</office:document-meta>
</file>